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HUANARI TEJADA, VICTOR AUGU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8065573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94244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HUANARI TEJADA, VICTOR AUG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8065573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7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54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4.037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23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77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22067051</text:p>
          </table:table-cell>
          <table:table-cell table:style-name="Tabla2.D3" office:value-type="string">
            <text:p text:style-name="P17">2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1/08/2021</text:p>
          </table:table-cell>
          <table:table-cell table:style-name="Tabla2.A4" office:value-type="string">
            <text:p text:style-name="P16">27138813</text:p>
          </table:table-cell>
          <table:table-cell table:style-name="Tabla2.D4" office:value-type="string">
            <text:p text:style-name="P17">549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6:31:1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